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ystem" style:font-pitch="variable"/>
    <style:font-face style:name="Noto Sans Mono" svg:font-family="'Noto Sans Mono'" style:font-family-generic="modern" style:font-pitch="fixed"/>
  </office:font-face-decls>
  <office:automatic-styles>
    <style:style style:name="P1" style:family="paragraph" style:parent-style-name="Preformatted_20_Text">
      <style:paragraph-properties fo:text-align="center" style:justify-single-word="false"/>
      <style:text-properties fo:font-size="22pt" officeooo:rsid="000efdc0" officeooo:paragraph-rsid="000efdc0" style:font-size-asian="19.25pt" style:font-size-complex="22pt"/>
    </style:style>
    <style:style style:name="P2" style:family="paragraph" style:parent-style-name="Preformatted_20_Text">
      <style:paragraph-properties fo:text-align="start" style:justify-single-word="false"/>
      <style:text-properties fo:font-size="10pt" officeooo:rsid="000efdc0" officeooo:paragraph-rsid="000efdc0" style:font-size-asian="8.75pt" style:font-size-complex="10pt"/>
    </style:style>
    <style:style style:name="P3" style:family="paragraph" style:parent-style-name="Preformatted_20_Text">
      <style:paragraph-properties fo:text-align="start" style:justify-single-word="false"/>
      <style:text-properties fo:font-size="10pt" officeooo:rsid="0012383d" officeooo:paragraph-rsid="0012383d" style:font-size-asian="8.75pt" style:font-size-complex="10pt"/>
    </style:style>
    <style:style style:name="P4" style:family="paragraph" style:parent-style-name="Preformatted_20_Text">
      <style:paragraph-properties fo:text-align="start" style:justify-single-word="false"/>
      <style:text-properties fo:font-size="10pt" officeooo:rsid="0013291b" officeooo:paragraph-rsid="0013291b" style:font-size-asian="8.75pt" style:font-size-complex="10pt"/>
    </style:style>
    <style:style style:name="P5" style:family="paragraph" style:parent-style-name="Preformatted_20_Text">
      <style:paragraph-properties fo:text-align="start" style:justify-single-word="false"/>
      <style:text-properties fo:font-size="10pt" officeooo:rsid="0013db96" officeooo:paragraph-rsid="0013db96" style:font-size-asian="8.75pt" style:font-size-complex="10pt"/>
    </style:style>
    <style:style style:name="P6" style:family="paragraph" style:parent-style-name="Preformatted_20_Text">
      <style:paragraph-properties fo:text-align="start" style:justify-single-word="false"/>
      <style:text-properties fo:font-size="10pt" officeooo:rsid="00152fdf" officeooo:paragraph-rsid="00152fdf" style:font-size-asian="8.75pt" style:font-size-complex="10pt"/>
    </style:style>
    <style:style style:name="P7" style:family="paragraph" style:parent-style-name="Preformatted_20_Text">
      <style:paragraph-properties fo:text-align="start" style:justify-single-word="false"/>
      <style:text-properties fo:font-size="10pt" officeooo:rsid="0017156c" officeooo:paragraph-rsid="0017156c" style:font-size-asian="8.75pt" style:font-size-complex="10pt"/>
    </style:style>
    <style:style style:name="P8" style:family="paragraph" style:parent-style-name="Preformatted_20_Text">
      <style:paragraph-properties fo:text-align="start" style:justify-single-word="false"/>
      <style:text-properties fo:font-size="10pt" officeooo:rsid="001775c5" officeooo:paragraph-rsid="001775c5" style:font-size-asian="8.75pt" style:font-size-complex="10pt"/>
    </style:style>
    <style:style style:name="P9" style:family="paragraph" style:parent-style-name="Preformatted_20_Text">
      <style:paragraph-properties fo:text-align="start" style:justify-single-word="false"/>
      <style:text-properties fo:font-size="10pt" officeooo:rsid="0019197c" officeooo:paragraph-rsid="0019197c" style:font-size-asian="8.75pt" style:font-size-complex="10pt"/>
    </style:style>
    <style:style style:name="P10" style:family="paragraph" style:parent-style-name="Preformatted_20_Text">
      <style:paragraph-properties fo:text-align="start" style:justify-single-word="false"/>
      <style:text-properties fo:font-size="10pt" officeooo:rsid="001aedff" officeooo:paragraph-rsid="001aedff" style:font-size-asian="8.75pt" style:font-size-complex="10pt"/>
    </style:style>
    <style:style style:name="P11" style:family="paragraph" style:parent-style-name="Preformatted_20_Text">
      <style:paragraph-properties fo:text-align="start" style:justify-single-word="false"/>
      <style:text-properties fo:font-size="10pt" officeooo:rsid="001b8010" officeooo:paragraph-rsid="001b8010" style:font-size-asian="8.75pt" style:font-size-complex="10pt"/>
    </style:style>
    <style:style style:name="P12" style:family="paragraph" style:parent-style-name="Preformatted_20_Text">
      <style:paragraph-properties fo:text-align="start" style:justify-single-word="false"/>
      <style:text-properties fo:font-size="10pt" officeooo:rsid="001bb669" officeooo:paragraph-rsid="001bb669" style:font-size-asian="8.75pt" style:font-size-complex="10pt"/>
    </style:style>
    <style:style style:name="P13" style:family="paragraph" style:parent-style-name="Preformatted_20_Text">
      <style:paragraph-properties fo:text-align="start" style:justify-single-word="false"/>
      <style:text-properties fo:font-size="10pt" officeooo:rsid="001bb669" officeooo:paragraph-rsid="001bb669" style:font-size-asian="8.75pt" style:font-size-complex="10pt"/>
    </style:style>
    <style:style style:name="P14" style:family="paragraph" style:parent-style-name="Preformatted_20_Text">
      <style:paragraph-properties fo:text-align="start" style:justify-single-word="false"/>
      <style:text-properties fo:font-size="10pt" officeooo:rsid="001bfa77" officeooo:paragraph-rsid="001bfa77" style:font-size-asian="8.75pt" style:font-size-complex="10pt"/>
    </style:style>
    <style:style style:name="T1" style:family="text">
      <style:text-properties officeooo:rsid="0012c181"/>
    </style:style>
    <style:style style:name="T2" style:family="text">
      <style:text-properties officeooo:rsid="0013291b"/>
    </style:style>
    <style:style style:name="T3" style:family="text">
      <style:text-properties officeooo:rsid="00152fdf"/>
    </style:style>
    <style:style style:name="T4" style:family="text">
      <style:text-properties officeooo:rsid="0017156c"/>
    </style:style>
    <style:style style:name="T5" style:family="text">
      <style:text-properties officeooo:rsid="0019e6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wOCraft 12 Rules/Laws</text:p>
      <text:p text:style-name="P1"/>
      <text:p text:style-name="P2">This Document contains the rules for the twelveth installment of OwOCraft, this is compliant to everyone and everything. Any Issues can be resolved by contacting logzinga. Time is calculated to Australian Eastern Standard Time, not ingame (unless specified). Some sections can be revoked if approved by OwOCraft Government.</text:p>
      <text:p text:style-name="P2"/>
      <text:p text:style-name="P2">- <text:span text:style-name="T3">Address – Coordinates and/or Numbered House location (only in certain cities/towns)</text:span></text:p>
      <text:p text:style-name="P2"/>
      <text:p text:style-name="P2"/>
      <text:p text:style-name="P2">Section 1. Murder/Manslaughter</text:p>
      <text:p text:style-name="P2"/>
      <text:p text:style-name="P2">The murder of a Player must be with written and signed consent of the person being murdered. If a Player murders another Player without consent, it can lead to imprisonment for upto 10 days and also Community Service for 15 days. If the person murdering the other claims to be an accident, charges will not change as it is still a crime in OwOCraft’s rules. </text:p>
      <text:p text:style-name="P2"/>
      <text:p text:style-name="P2">Section 1a. Swipe-Attack Damage</text:p>
      <text:p text:style-name="P2"/>
      <text:p text:style-name="P2">If a Player is murdered due to the swipe attack addition in Minecraft Version 1.9, the charges can be lowered if there is enough evidence to prove that it was a swipe attack, however it can only be lowered by 1 – 5 days. Swipe attacks must not be directed to any Player.</text:p>
      <text:p text:style-name="P2"/>
      <text:p text:style-name="P2">Section 1b. Self Defense</text:p>
      <text:p text:style-name="P2"/>
      <text:p text:style-name="P2">The only possible way of self defense in OwOCraft can only be if one Player attacks the other and the other Player attacks back. However, if self defense kills the victim, the Player who attacked can be prosecuted for Murder. If the victim is trespassing on your property, all charges are eligible to be dropped if it had malicious intent. If the victim trespasses by accident and leaves when requested, you are not eligible to drop all charges.</text:p>
      <text:p text:style-name="P2"/>
      <text:p text:style-name="P2">Section 1c. Ranged Weapons</text:p>
      <text:p text:style-name="P2"/>
      <text:p text:style-name="P2">Ranged Weapons must be safely used in a way that will never harm or murder another Player. If a Player is found using a Ranged Weapon to harm or murder another Player, charges will not lower and will be considered a Murder.</text:p>
      <text:p text:style-name="P2"/>
      <text:p text:style-name="P2">Section 1d. Potions</text:p>
      <text:p text:style-name="P2"/>
      <text:p text:style-name="P2">Any Potions that are created for harm are considered Drugs and will have the charges of Drug Use and Murder Intentions (see Section 1e). To have ownership of these types of Potions, you must be approved by OwOCraft Government and must have a <text:soft-page-break/>valid license.</text:p>
      <text:p text:style-name="P2"/>
      <text:p text:style-name="P2"/>
      <text:p text:style-name="P2">Section 1e. Intention of Murder</text:p>
      <text:p text:style-name="P2"/>
      <text:p text:style-name="P2">Any Player that has any intention of Murder can be imprisoned for up to 5 days. Having any intent of Murder will not be tolerated by OwOCraft Government. Any evidence of Murder intentions will be provided to OwOCraft Government and will be sent to court.</text:p>
      <text:p text:style-name="P2"/>
      <text:p text:style-name="P2">Section 1f. Undocumented Murder</text:p>
      <text:p text:style-name="P2"/>
      <text:p text:style-name="P2">Undocumented Murder – Ways of Murder not documented by this Document.</text:p>
      <text:p text:style-name="P2"/>
      <text:p text:style-name="P2">If a Player gets murdered in a way not documented in this document, the basic murder charges will apply to the Murderer. In which the way of death will be documented and later added to this document.</text:p>
      <text:p text:style-name="P2"/>
      <text:p text:style-name="P2">Section 2. Use of Modified Clients</text:p>
      <text:p text:style-name="P2"/>
      <text:p text:style-name="P2">This section covers the use of Modified Clients for OwOCraft. The base Charges for using a Modified Client starts at 20 days imprisonment, up to 5 days ban and 60 day Community Service.</text:p>
      <text:p text:style-name="P2"/>
      <text:p text:style-name="P2">Section 2a. Allowed use of Modified Clients</text:p>
      <text:p text:style-name="P2"/>
      <text:p text:style-name="P2">While most Modified Clients are not allowed on OwOCraft, some clients are allowed for use on OwOCraft.</text:p>
      <text:p text:style-name="P2"/>
      <text:p text:style-name="P2">Section 2aa. Optifine, Sodium and other Preformance Enhancing Modifications</text:p>
      <text:p text:style-name="P2"/>
      <text:p text:style-name="P2">Any preformance enhancing mods are allowed on OwOCraft with no punishment.</text:p>
      <text:p text:style-name="P2"/>
      <text:p text:style-name="P2">Section 2ab. Fabric</text:p>
      <text:p text:style-name="P2"/>
      <text:p text:style-name="P2">Joining OwOCraft on a Fabric client is allowed as long as it doesn’t contain any mods that gives the Player an advantage over others. Example, your client cannot contain a Minimap or any ways of teleportation, speed or flight that the server cannot detect.</text:p>
      <text:p text:style-name="P2"/>
      <text:p text:style-name="P2">Section 2ac. Forge</text:p>
      <text:p text:style-name="P2"/>
      <text:p text:style-name="P2">Joining OwOCraft on a Forge client is allowed as long as it doesn’t contain any mods that gives the Player an advantage over others. Example, your client cannot contain a Minimap or any ways of teleportation, speed or flight that the server cannot detect.</text:p>
      <text:p text:style-name="P2"/>
      <text:p text:style-name="P2">Section 2b. Disallowed use of Modified Clients</text:p>
      <text:p text:style-name="P2"/>
      <text:p text:style-name="P2"><text:soft-page-break/>Any modified clients that gives the Player an advantage over others are disallowed. Any client that can enable flight, speed, entity speed, duplication etc are not allowed on any OwOCraft Servers.</text:p>
      <text:p text:style-name="P2"/>
      <text:p text:style-name="P3">Section 3. <text:span text:style-name="T1">Drug Use</text:span></text:p>
      <text:p text:style-name="P3"/>
      <text:p text:style-name="P4">The punishment for illegally using Potions (defined in this document as drugs) can be up to 4 days imprisonment and 8 days Community Service.</text:p>
      <text:p text:style-name="P4"/>
      <text:p text:style-name="P4">Section 3a. Allowed Use</text:p>
      <text:p text:style-name="P4"/>
      <text:p text:style-name="P4">Some Potions are allowed to be used at anytime without any punishment and can be used in any way. These potions include,</text:p>
      <text:p text:style-name="P4"/>
      <text:p text:style-name="P4">- Potion of Regeneration (Splash included)</text:p>
      <text:p text:style-name="P4">- Potion of Strength (Splash included)</text:p>
      <text:p text:style-name="P4">- Potion of Speed (Splash included)</text:p>
      <text:p text:style-name="P4">- Potion of Fire Resistance (Splash included)</text:p>
      <text:p text:style-name="P2">- <text:span text:style-name="T2">Potion of Healing (Splash included)</text:span></text:p>
      <text:p text:style-name="P2">- <text:span text:style-name="T2">Potion of Night Vision (Splash included)</text:span></text:p>
      <text:p text:style-name="P2">- <text:span text:style-name="T2">Potion of Water Breathing (Splash included)</text:span></text:p>
      <text:p text:style-name="P2">- <text:span text:style-name="T2">Potion of Slow Falling (Splash included)</text:span></text:p>
      <text:p text:style-name="P2"/>
      <text:p text:style-name="P5">Section 3b. Disallowed Use</text:p>
      <text:p text:style-name="P5"/>
      <text:p text:style-name="P5">Any potion that isn’t on the list in Section 3a isn’t allowed to be used by any Player on OwOCraft and will face consequences.</text:p>
      <text:p text:style-name="P5"/>
      <text:p text:style-name="P5">Section 4. Thievery</text:p>
      <text:p text:style-name="P5"/>
      <text:p text:style-name="P5">OwOCraft will not tolerate any thievery of any kind. The base punishment for stealing is 2 days imprisonment, $250 fine, returning of stolen items and 4 days Community Service.</text:p>
      <text:p text:style-name="P5"/>
      <text:p text:style-name="P5">Section 4a. Low Price Items</text:p>
      <text:p text:style-name="P5"/>
      <text:p text:style-name="P5">Low Price Items – Items that are publicly considered worthless and/or isn’t high in price</text:p>
      <text:p text:style-name="P5"/>
      <text:p text:style-name="P5">If you steal any low price items from another Player, you will need to do 4 days of Community Service and pay the $250 Dollar fine while also returning every stolen item to the victim.</text:p>
      <text:p text:style-name="P5"/>
      <text:p text:style-name="P5">Section 4b. High Price Items</text:p>
      <text:p text:style-name="P5"/>
      <text:p text:style-name="P5">High Price Items – Items that are publicly considered expensive and/or hard to get. (Weapons, Ores, Armor etc)</text:p>
      <text:p text:style-name="P5"/>
      <text:p text:style-name="P5">Stealing any Higher Priced Items from any Player will lead to 2 days imprisonment, <text:soft-page-break/>a $250 fine, returning stolen items and 4 days of Community Service.</text:p>
      <text:p text:style-name="P5"/>
      <text:p text:style-name="P5"/>
      <text:p text:style-name="P5">Section 4c. Selling of Stolen Items</text:p>
      <text:p text:style-name="P5"/>
      <text:p text:style-name="P5">If you sell any stolen items, you will receive 7 days in prison, $1000 fine, 10 days of Community Service and returning all stolen items. This also breaks Section 5 laws.</text:p>
      <text:p text:style-name="P5"/>
      <text:p text:style-name="P5"/>
      <text:p text:style-name="P5"/>
      <text:p text:style-name="P5">Section 5. Business</text:p>
      <text:p text:style-name="P5"/>
      <text:p text:style-name="P5">OwOCraft requires all business’ to follow the laws stated in the document and these additional laws (unless specified otherwise).</text:p>
      <text:p text:style-name="P5"/>
      <text:p text:style-name="P5">Section 5a. Registration</text:p>
      <text:p text:style-name="P5"/>
      <text:p text:style-name="P5">All OwOCraft Business’ must register to become a business in OwOCraft, which means completing a form that OwOCraft Government had written. OwOCraft Business’ who do not follow these terms can face 5 days imprisonment, $10000 fine, 10 days Community Service and has to cease any/all operations immediately. All buildings/items owned by the unregistered business must be destroyed.</text:p>
      <text:p text:style-name="P5"/>
      <text:p text:style-name="P5">Section 5b. <text:span text:style-name="T3">Head Quarters</text:span></text:p>
      <text:p text:style-name="P5"/>
      <text:p text:style-name="P6">All business’ must have a location where their operations occur. This can be a house or an office.</text:p>
      <text:p text:style-name="P6"/>
      <text:p text:style-name="P6">Section 5c. Employees</text:p>
      <text:p text:style-name="P6"/>
      <text:p text:style-name="P6">All business employees must be paid at least $10/day. Employees must have a way to get to the Headquarters (Section 5b). Employees will not be able to make the same decisions as the Employer but are allowed to protest in a non-violent way. Employers must be able to pay their Employees at fair wages and shouldn’t ever have to skip payments. <text:span text:style-name="T4">Employers that don’t pay their employees can face 5 day imprisonment, cease all operations on that business and 5 days of Community Service.</text:span></text:p>
      <text:p text:style-name="P6"/>
      <text:p text:style-name="P6">Section 5d. Business-Owned Buildings</text:p>
      <text:p text:style-name="P6"/>
      <text:p text:style-name="P6">Business’ are able to build and own as much buildings as they desire. However, if a business wants to change their Headquarters they must contact OwOCraft Government so their Registration can get updated to the new address.</text:p>
      <text:p text:style-name="P6"/>
      <text:p text:style-name="P6">Section 6. Building Ownership</text:p>
      <text:p text:style-name="P6"/>
      <text:p text:style-name="P6">In OwOCraft, it is required to have ownership over your building. All that is neede d is to have a sign somewhere in the building saying who owns it. Not following <text:soft-page-break/>this can lead to a $100 fine.</text:p>
      <text:p text:style-name="P6"/>
      <text:p text:style-name="P6"/>
      <text:p text:style-name="P6"/>
      <text:p text:style-name="P6"/>
      <text:p text:style-name="P6">Section 6a. Housing <text:s/></text:p>
      <text:p text:style-name="P5"/>
      <text:p text:style-name="P6">When you build a house for yourself, you must register the house with OwOCraft Government. This registration will contain Coordinates, who owns it and when it was built. OwOCraft Government will also have to update your OwOCraft Citizen ID (Section <text:span text:style-name="T4">8</text:span>) to your current house address. Houses are reccomended to have a Mailbox at the front of the house (optional).</text:p>
      <text:p text:style-name="P6"/>
      <text:p text:style-name="P6">Section 7. License</text:p>
      <text:p text:style-name="P6"/>
      <text:p text:style-name="P6">OwOCraft Government will provide licenses to do certain activities that may break the law of OwOCraft. When provided, the Player is allowed to do activities that break OwOCraft laws if the license states that they can.</text:p>
      <text:p text:style-name="P6"/>
      <text:p text:style-name="P6">Section 7a. License Signature</text:p>
      <text:p text:style-name="P6"/>
      <text:p text:style-name="P6">While Licenses can only be given out by OwOCraft Government, the license may say another Player’s Username. To see the current members of OwOCraft Government, check the OwOCraft Website.</text:p>
      <text:p text:style-name="P6"/>
      <text:p text:style-name="P6">Section 7b. Invalid License</text:p>
      <text:p text:style-name="P6"/>
      <text:p text:style-name="P6">Licenses can only be invalid if it is signed by a Player that used to be apart of OwOCraft Government and/or if it is signed by a Player who has never been apart of the OwOCraft Government. If the person who signed your License is no longer apart of the OwOCraft Government you are required to request a new License as the old License will not work anymore. The punishment for using an invalid license is 1 – 10 day imprisonment, $100000 fine and 10 days of Community Service.</text:p>
      <text:p text:style-name="P6"/>
      <text:p text:style-name="P7">Section 8. OwOCraft Citizen ID</text:p>
      <text:p text:style-name="P7"/>
      <text:p text:style-name="P7">When you first join OwOCraft, you will be in Adventure Mode. This is a safety measure put in place so we can have more people join OwOCraft as a trial. You are able to get a OwOCraft Citizen ID by contacting OwOCraft Government and doing a Form.</text:p>
      <text:p text:style-name="P7"/>
      <text:p text:style-name="P7">Section 8a. Registration</text:p>
      <text:p text:style-name="P7"/>
      <text:p text:style-name="P8">No fee is required to register for an OwOCraft Citizen ID. To register for a OwOCraft Citizen ID, go to the website or contact OwOCraft Government for a form to setup your Citizen ID. </text:p>
      <text:p text:style-name="P8"/>
      <text:p text:style-name="P9"/>
      <text:p text:style-name="P9"/>
      <text:p text:style-name="P9"><text:soft-page-break/>Section 9. Hate Speech</text:p>
      <text:p text:style-name="P9"/>
      <text:p text:style-name="P9">OwOCraft does not allow Hate Speech of any kind in Chat, Discord and the Proximity Chat. Someone commiting Hate Speech can be sent to prison for 1 hour – 10 days and be banned from the server for 1 hour – 20 days. If you feel as if you are being harassed in any OwOCraft Server, contact OwOCraft Government.</text:p>
      <text:p text:style-name="P9"/>
      <text:p text:style-name="P9">Section 10. Server Preformance</text:p>
      <text:p text:style-name="P9"/>
      <text:p text:style-name="P9">In OwOCraft, server preformance is very important so we can keep high player counts at playable gameplay levels.</text:p>
      <text:p text:style-name="P9"/>
      <text:p text:style-name="P9">Section 10a. Lag Machines</text:p>
      <text:p text:style-name="P9"/>
      <text:p text:style-name="P9">OwOCraft does not allow Lag Machines of any kind on the server. If you are found creating and/or using a lag machine you can be sent to prison for 1 – 30 days, up to 60 days Community Server and be fined $500000.</text:p>
      <text:p text:style-name="P9"/>
      <text:p text:style-name="P9">Section <text:span text:style-name="T5">10</text:span>b. Elytra</text:p>
      <text:p text:style-name="P9"/>
      <text:p text:style-name="P9">While OwOCraft allows the use of Elytra, elytras will have limitations.</text:p>
      <text:p text:style-name="P9"/>
      <text:p text:style-name="P9">Section <text:span text:style-name="T5">10</text:span>ba. Elytra use cases</text:p>
      <text:p text:style-name="P9"/>
      <text:p text:style-name="P9">Elytras are allowed to be used to load already generated chunks and can be used on highways, freeways and airports.</text:p>
      <text:p text:style-name="P9"/>
      <text:p text:style-name="P9">Section <text:span text:style-name="T5">10</text:span>bb. Disallowed Elytra Use Cases</text:p>
      <text:p text:style-name="P9"/>
      <text:p text:style-name="P9">Elytras cannot be used to quickly generate chunks. If you are found generating chunks with an elytra, you can be sent to prison for 1 day, be fined $100 and will not be able to use an elytra for 7 days.</text:p>
      <text:p text:style-name="P9"/>
      <text:p text:style-name="P9">Section <text:span text:style-name="T5">10</text:span>c. Plugin Abuse</text:p>
      <text:p text:style-name="P9"/>
      <text:p text:style-name="P9">If you are found lagging the server by spamming Plugin Commands, you can be sent to prison for 1 day and be fined $100.</text:p>
      <text:p text:style-name="P9"/>
      <text:p text:style-name="P10">Section 11. Punishment</text:p>
      <text:p text:style-name="P10"/>
      <text:p text:style-name="P10">When a Player is being sent to a Prison, there must be some important things done before this can occur. Someone apart of the OwOCraft Government must set the Players Spawnpoint inside the prison, thus removing the need for teleportation. Then the Player will need to be Murdered by someone (Exempt from Section 1). Then the Player will be locked in Prison for the select amount of time. The crimes commited then must be Documented on the Player’s OwOCraft Citizen ID (Section 8).</text:p>
      <text:p text:style-name="P10"/>
      <text:p text:style-name="P10"/>
      <text:p text:style-name="P10"/>
      <text:p text:style-name="P11"><text:soft-page-break/>Section 12. Roads</text:p>
      <text:p text:style-name="P11"/>
      <text:p text:style-name="P11">OwOCraft Government requires roads to be clear of anything in the way (chests, items etc) as the roads are important to Player Travel.</text:p>
      <text:p text:style-name="P11"/>
      <text:p text:style-name="P12">Section 13. Work in Progress Buildings</text:p>
      <text:p text:style-name="P12"/>
      <text:p text:style-name="P12">Building that are still being built are required to have a border around them and a sign saying that it is under construction. Failure to do so will result in a $100 fine.</text:p>
      <text:p text:style-name="P12"/>
      <text:p text:style-name="P12">Section 14. Reoccouring Crimes</text:p>
      <text:p text:style-name="P12"/>
      <text:p text:style-name="P12">If a Player happens to repeat commiting the same crime, the punishment can double each time the crime is commited, unless the crime hasn’t been commited in a month and/or the Player hasn’t been to Prison in a month.</text:p>
      <text:p text:style-name="P12"/>
      <text:p text:style-name="P14">Section 14a. Three or More of the same Crime</text:p>
      <text:p text:style-name="P14"/>
      <text:p text:style-name="P14">If a Player repeats the same crime at least three times, the time will start doubling after each crime commited, section 14 is disregarded.</text:p>
      <text:p text:style-name="P10"/>
      <text:p text:style-name="P8"/>
      <text:p text:style-name="P8"><text:s/></text:p>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ystem" style:font-pitch="variable"/>
    <style:font-face style:name="Noto Sans Mono" svg:font-family="'Noto Sans Mono'"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Nimbus Roman" fo:font-size="12pt" fo:language="en" fo:country="AU" style:letter-kerning="true" style:font-name-asian="Noto Sans"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Nimbus Roman" fo:font-size="12pt" fo:language="en" fo:country="AU" style:font-name-asian="Noto Sans"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oto Sans" style:font-family-asian="'Noto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Noto Sans Mono" fo:font-family="'Noto Sans Mono'" style:font-family-generic="modern" style:font-pitch="fixed" fo:font-size="10pt" style:font-name-asian="Noto Sans Mono" style:font-family-asian="'Noto Sans Mono'" style:font-family-generic-asian="modern" style:font-pitch-asian="fixed" style:font-size-asian="10pt" style:font-name-complex="FreeSans" style:font-family-complex="FreeSans"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1-16T11:05:09.684084857</dc:date>
    <meta:editing-duration>PT3H34M14S</meta:editing-duration>
    <meta:editing-cycles>15</meta:editing-cycles>
    <meta:generator>LibreOffice/7.4.2.3$Linux_X86_64 LibreOffice_project/40$Build-3</meta:generator>
    <meta:document-statistic meta:table-count="0" meta:image-count="0" meta:object-count="0" meta:page-count="7" meta:paragraph-count="103" meta:word-count="2043" meta:character-count="11867" meta:non-whitespace-character-count="9912"/>
  </office:meta>
</office:document-meta>
</file>